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標準" style:master-page-name="MP0" style:family="paragraph">
      <style:paragraph-properties fo:break-before="page"/>
    </style:style>
    <style:style style:name="TableColumn3" style:family="table-column">
      <style:table-column-properties style:column-width="6.268in" style:use-optimal-column-width="false"/>
    </style:style>
    <style:style style:name="Table2" style:family="table">
      <style:table-properties style:width="6.2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T6" style:parent-style-name="段落フォント" style:family="text">
      <style:text-properties fo:color="#00B050"/>
    </style:style>
    <style:style style:name="TableColumn8" style:family="table-column">
      <style:table-column-properties style:column-width="6.268in" style:use-optimal-column-width="false"/>
    </style:style>
    <style:style style:name="Table7" style:family="table">
      <style:table-properties style:width="6.268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標準" style:family="paragraph">
      <style:paragraph-properties fo:line-height="0.1979in"/>
    </style:style>
    <style:style style:name="T12" style:parent-style-name="段落フォント" style:family="text">
      <style:text-properties style:font-name="Consolas" style:font-name-asian="Consolas" style:font-name-complex="Consolas" fo:color="#6A9955" style:font-size-complex="10.5pt"/>
    </style:style>
    <style:style style:name="P13" style:parent-style-name="標準" style:family="paragraph">
      <style:paragraph-properties fo:line-height="0.1979in"/>
    </style:style>
    <style:style style:name="T14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6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17" style:parent-style-name="標準" style:family="paragraph">
      <style:paragraph-properties fo:line-height="0.1979in"/>
      <style:text-properties style:font-name="Consolas" style:font-name-asian="Consolas" style:font-name-complex="Consolas" fo:color="#CE9178" style:font-size-complex="10.5pt"/>
    </style:style>
    <style:style style:name="P18" style:parent-style-name="標準" style:family="paragraph">
      <style:paragraph-properties fo:line-height="0.1979in"/>
    </style:style>
    <style:style style:name="T19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2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1" style:parent-style-name="標準" style:family="paragraph">
      <style:paragraph-properties fo:line-height="0.1979in"/>
    </style:style>
    <style:style style:name="T22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3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24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5" style:parent-style-name="標準" style:family="paragraph">
      <style:paragraph-properties fo:line-height="0.1979in"/>
    </style:style>
    <style:style style:name="T2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7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2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9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30" style:parent-style-name="標準" style:family="paragraph">
      <style:paragraph-properties fo:line-height="0.1979in"/>
    </style:style>
    <style:style style:name="T3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32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3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34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35" style:parent-style-name="標準" style:family="paragraph">
      <style:paragraph-properties fo:line-height="0.1979in"/>
    </style:style>
    <style:style style:name="T3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37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3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39" style:parent-style-name="標準" style:family="paragraph">
      <style:paragraph-properties fo:line-height="0.1979in"/>
    </style:style>
    <style:style style:name="T4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41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42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43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44" style:parent-style-name="標準" style:family="paragraph">
      <style:paragraph-properties fo:line-height="0.1979in"/>
    </style:style>
    <style:style style:name="T4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46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4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48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49" style:parent-style-name="標準" style:family="paragraph">
      <style:paragraph-properties fo:line-height="0.1979in"/>
    </style:style>
    <style:style style:name="T5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51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52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53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54" style:parent-style-name="標準" style:family="paragraph">
      <style:paragraph-properties fo:line-height="0.1979in"/>
    </style:style>
    <style:style style:name="T5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56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5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58" style:parent-style-name="標準" style:family="paragraph">
      <style:paragraph-properties fo:line-height="0.1979in"/>
    </style:style>
    <style:style style:name="T59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60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61" style:parent-style-name="標準" style:family="paragraph">
      <style:paragraph-properties fo:line-height="0.1979in"/>
    </style:style>
    <style:style style:name="T62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63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64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65" style:parent-style-name="標準" style:family="paragraph">
      <style:paragraph-properties fo:line-height="0.1979in"/>
    </style:style>
    <style:style style:name="T6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67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68" style:parent-style-name="標準" style:family="paragraph">
      <style:paragraph-properties fo:line-height="0.1979in"/>
    </style:style>
    <style:style style:name="T69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70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7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72" style:parent-style-name="標準" style:family="paragraph">
      <style:paragraph-properties fo:line-height="0.1979in"/>
    </style:style>
    <style:style style:name="T7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74" style:parent-style-name="段落フォント" style:family="text">
      <style:text-properties fo:color="#00B050"/>
    </style:style>
    <style:style style:name="P75" style:parent-style-name="標準" style:family="paragraph">
      <style:paragraph-properties fo:line-height="0.1979in"/>
    </style:style>
    <style:style style:name="T7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77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7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79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P80" style:parent-style-name="標準" style:family="paragraph">
      <style:paragraph-properties fo:line-height="0.1979in"/>
    </style:style>
    <style:style style:name="T8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82" style:parent-style-name="標準" style:family="paragraph">
      <style:paragraph-properties fo:line-height="0.1979in"/>
    </style:style>
    <style:style style:name="T83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84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85" style:parent-style-name="標準" style:family="paragraph">
      <style:paragraph-properties fo:line-height="0.1979in"/>
    </style:style>
    <style:style style:name="T8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87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8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89" style:parent-style-name="標準" style:family="paragraph">
      <style:paragraph-properties fo:line-height="0.1979in"/>
    </style:style>
    <style:style style:name="P90" style:parent-style-name="標準" style:family="paragraph">
      <style:paragraph-properties fo:line-height="0.1979in"/>
    </style:style>
    <style:style style:name="T91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92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93" style:parent-style-name="標準" style:family="paragraph">
      <style:paragraph-properties fo:line-height="0.1979in"/>
    </style:style>
    <style:style style:name="T94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95" style:parent-style-name="段落フォント" style:family="text">
      <style:text-properties fo:color="#00B050"/>
    </style:style>
    <style:style style:name="T9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97" style:parent-style-name="標準" style:family="paragraph">
      <style:paragraph-properties fo:line-height="0.1979in"/>
    </style:style>
    <style:style style:name="T9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99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0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01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ableColumn103" style:family="table-column">
      <style:table-column-properties style:column-width="6.268in" style:use-optimal-column-width="false"/>
    </style:style>
    <style:style style:name="Table102" style:family="table">
      <style:table-properties style:width="6.268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標準" style:family="paragraph">
      <style:paragraph-properties fo:line-height="0.1979in"/>
    </style:style>
    <style:style style:name="T107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0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09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110" style:parent-style-name="標準" style:family="paragraph">
      <style:paragraph-properties fo:line-height="0.1979in"/>
    </style:style>
    <style:style style:name="P111" style:parent-style-name="標準" style:family="paragraph">
      <style:paragraph-properties fo:line-height="0.1979in"/>
    </style:style>
    <style:style style:name="T112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1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114" style:parent-style-name="標準" style:family="paragraph">
      <style:paragraph-properties fo:line-height="0.1979in"/>
    </style:style>
    <style:style style:name="T11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16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1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118" style:parent-style-name="標準" style:family="paragraph">
      <style:paragraph-properties fo:line-height="0.1979in"/>
    </style:style>
    <style:style style:name="T119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20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2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22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T12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24" style:parent-style-name="段落フォント" style:family="text">
      <style:text-properties style:font-name="Consolas" style:font-name-asian="Consolas" style:font-name-complex="Consolas" fo:color="#6A9955" style:font-size-complex="10.5pt"/>
    </style:style>
    <style:style style:name="P125" style:parent-style-name="標準" style:family="paragraph">
      <style:paragraph-properties fo:line-height="0.1979in"/>
    </style:style>
    <style:style style:name="T12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27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2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29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130" style:parent-style-name="標準" style:family="paragraph">
      <style:paragraph-properties fo:line-height="0.1979in"/>
    </style:style>
    <style:style style:name="T13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32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3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34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P135" style:parent-style-name="標準" style:family="paragraph">
      <style:paragraph-properties fo:line-height="0.1979in"/>
    </style:style>
    <style:style style:name="T13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37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3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139" style:parent-style-name="標準" style:family="paragraph">
      <style:paragraph-properties fo:line-height="0.1979in"/>
    </style:style>
    <style:style style:name="T14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41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142" style:parent-style-name="標準" style:family="paragraph">
      <style:paragraph-properties fo:line-height="0.1979in"/>
    </style:style>
    <style:style style:name="T14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44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4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46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147" style:parent-style-name="標準" style:family="paragraph">
      <style:paragraph-properties fo:line-height="0.1979in"/>
    </style:style>
    <style:style style:name="T14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49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5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151" style:parent-style-name="標準" style:family="paragraph">
      <style:paragraph-properties fo:line-height="0.1979in"/>
    </style:style>
    <style:style style:name="T152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53" style:parent-style-name="段落フォント" style:family="text">
      <style:text-properties fo:color="#00B050"/>
    </style:style>
    <style:style style:name="P154" style:parent-style-name="標準" style:family="paragraph">
      <style:paragraph-properties fo:line-height="0.1979in"/>
    </style:style>
    <style:style style:name="T15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56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5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58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P159" style:parent-style-name="標準" style:family="paragraph">
      <style:paragraph-properties fo:line-height="0.1979in"/>
    </style:style>
    <style:style style:name="T16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161" style:parent-style-name="標準" style:family="paragraph">
      <style:paragraph-properties fo:line-height="0.1979in"/>
    </style:style>
    <style:style style:name="T162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6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164" style:parent-style-name="標準" style:family="paragraph">
      <style:paragraph-properties fo:line-height="0.1979in"/>
    </style:style>
    <style:style style:name="T16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66" style:parent-style-name="段落フォント" style:family="text">
      <style:text-properties fo:color="#00B050"/>
    </style:style>
    <style:style style:name="T16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168" style:parent-style-name="標準" style:family="paragraph">
      <style:paragraph-properties fo:line-height="0.1979in"/>
    </style:style>
    <style:style style:name="T169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70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7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72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ableColumn174" style:family="table-column">
      <style:table-column-properties style:column-width="6.268in" style:use-optimal-column-width="false"/>
    </style:style>
    <style:style style:name="Table173" style:family="table">
      <style:table-properties style:width="6.268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78" style:family="table-column">
      <style:table-column-properties style:column-width="6.268in" style:use-optimal-column-width="false"/>
    </style:style>
    <style:style style:name="Table177" style:family="table">
      <style:table-properties style:width="6.268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82" style:family="table-column">
      <style:table-column-properties style:column-width="6.268in" style:use-optimal-column-width="false"/>
    </style:style>
    <style:style style:name="Table181" style:family="table">
      <style:table-properties style:width="6.268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86" style:family="table-column">
      <style:table-column-properties style:column-width="6.268in" style:use-optimal-column-width="false"/>
    </style:style>
    <style:style style:name="Table185" style:family="table">
      <style:table-properties style:width="6.268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標準" style:family="paragraph">
      <style:paragraph-properties fo:line-height="0.1979in"/>
    </style:style>
    <style:style style:name="T190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19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92" style:parent-style-name="段落フォント" style:family="text">
      <style:text-properties style:font-name="Consolas" style:font-name-asian="Consolas" style:font-name-complex="Consolas" fo:color="#4EC9B0" style:font-size-complex="10.5pt"/>
    </style:style>
    <style:style style:name="T19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94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19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196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T19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198" style:parent-style-name="標準" style:family="paragraph">
      <style:paragraph-properties fo:line-height="0.1979in"/>
    </style:style>
    <style:style style:name="T199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20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01" style:parent-style-name="段落フォント" style:family="text">
      <style:text-properties style:font-name="Consolas" style:font-name-asian="Consolas" style:font-name-complex="Consolas" fo:color="#4FC1FF" style:font-size-complex="10.5pt"/>
    </style:style>
    <style:style style:name="T202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03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204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05" style:parent-style-name="段落フォント" style:family="text">
      <style:text-properties style:font-name="Consolas" style:font-name-asian="Consolas" style:font-name-complex="Consolas" fo:color="#4EC9B0" style:font-size-complex="10.5pt"/>
    </style:style>
    <style:style style:name="T20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07" style:parent-style-name="標準" style:family="paragraph">
      <style:paragraph-properties fo:line-height="0.1979in"/>
    </style:style>
    <style:style style:name="T20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09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1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11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T212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13" style:parent-style-name="標準" style:family="paragraph">
      <style:paragraph-properties fo:line-height="0.1979in"/>
    </style:style>
    <style:style style:name="T214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15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1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17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T21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19" style:parent-style-name="標準" style:family="paragraph">
      <style:paragraph-properties fo:line-height="0.1979in"/>
    </style:style>
    <style:style style:name="T22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21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22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23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T224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25" style:parent-style-name="標準" style:family="paragraph">
      <style:paragraph-properties fo:line-height="0.1979in"/>
    </style:style>
    <style:style style:name="T226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27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28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29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T230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31" style:parent-style-name="標準" style:family="paragraph">
      <style:paragraph-properties fo:line-height="0.1979in"/>
    </style:style>
    <style:style style:name="T232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33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34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35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P236" style:parent-style-name="標準" style:family="paragraph">
      <style:paragraph-properties fo:line-height="0.1979in"/>
    </style:style>
    <style:style style:name="T23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38" style:parent-style-name="標準" style:family="paragraph">
      <style:paragraph-properties fo:line-height="0.1979in"/>
    </style:style>
    <style:style style:name="P239" style:parent-style-name="標準" style:family="paragraph">
      <style:paragraph-properties fo:line-height="0.1979in"/>
    </style:style>
    <style:style style:name="T240" style:parent-style-name="段落フォント" style:family="text">
      <style:text-properties style:font-name="Consolas" style:font-name-asian="Consolas" style:font-name-complex="Consolas" fo:color="#4FC1FF" style:font-size-complex="10.5pt"/>
    </style:style>
    <style:style style:name="T24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42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24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44" style:parent-style-name="標準" style:family="paragraph">
      <style:paragraph-properties fo:line-height="0.1979in"/>
    </style:style>
    <style:style style:name="T24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46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24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48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249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50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5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52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25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54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T25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56" style:parent-style-name="標準" style:family="paragraph">
      <style:paragraph-properties fo:line-height="0.1979in"/>
    </style:style>
    <style:style style:name="T25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58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259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60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26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62" style:parent-style-name="段落フォント" style:family="text">
      <style:text-properties style:font-name="Consolas" style:font-name-asian="Consolas" style:font-name-complex="Consolas" fo:color="#4FC1FF" style:font-size-complex="10.5pt"/>
    </style:style>
    <style:style style:name="T26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64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26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66" style:parent-style-name="段落フォント" style:family="text">
      <style:text-properties style:font-name="Consolas" style:font-name-asian="Consolas" style:font-name-complex="Consolas" fo:color="#CE9178" style:font-size-complex="10.5pt"/>
    </style:style>
    <style:style style:name="T26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68" style:parent-style-name="標準" style:family="paragraph">
      <style:paragraph-properties fo:line-height="0.1979in"/>
    </style:style>
    <style:style style:name="T269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70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27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72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7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74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27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76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7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78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279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80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8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82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8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84" style:parent-style-name="標準" style:family="paragraph">
      <style:paragraph-properties fo:line-height="0.1979in"/>
    </style:style>
    <style:style style:name="T28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86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28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88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89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90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29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92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9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94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29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296" style:parent-style-name="段落フォント" style:family="text">
      <style:text-properties style:font-name="Consolas" style:font-name-asian="Consolas" style:font-name-complex="Consolas" fo:color="#9CDCFE" style:font-size-complex="10.5pt"/>
    </style:style>
    <style:style style:name="T29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P298" style:parent-style-name="標準" style:family="paragraph">
      <style:paragraph-properties fo:line-height="0.1979in"/>
    </style:style>
    <style:style style:name="T299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300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301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302" style:parent-style-name="段落フォント" style:family="text">
      <style:text-properties style:font-name="Consolas" style:font-name-asian="Consolas" style:font-name-complex="Consolas" fo:color="#569CD6" style:font-size-complex="10.5pt"/>
    </style:style>
    <style:style style:name="T303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304" style:parent-style-name="段落フォント" style:family="text">
      <style:text-properties style:font-name="Consolas" style:font-name-asian="Consolas" style:font-name-complex="Consolas" fo:color="#4FC1FF" style:font-size-complex="10.5pt"/>
    </style:style>
    <style:style style:name="T305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306" style:parent-style-name="段落フォント" style:family="text">
      <style:text-properties style:font-name="Consolas" style:font-name-asian="Consolas" style:font-name-complex="Consolas" fo:color="#DCDCAA" style:font-size-complex="10.5pt"/>
    </style:style>
    <style:style style:name="T307" style:parent-style-name="段落フォント" style:family="text">
      <style:text-properties style:font-name="Consolas" style:font-name-asian="Consolas" style:font-name-complex="Consolas" fo:color="#D4D4D4" style:font-size-complex="10.5pt"/>
    </style:style>
    <style:style style:name="TableColumn309" style:family="table-column">
      <style:table-column-properties style:column-width="6.268in" style:use-optimal-column-width="false"/>
    </style:style>
    <style:style style:name="Table308" style:family="table">
      <style:table-properties style:width="6.268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T312" style:parent-style-name="段落フォント" style:family="text">
      <style:text-properties fo:color="#00B050"/>
    </style:style>
  </office:automatic-styles>
  <office:body>
    <office:text text:use-soft-page-breaks="true">
      <text:p text:style-name="P1">Docker上でnode.jsとPostgreSQLを接続する手順</text:p>
      <text:p text:style-name="標準"/>
      <text:p text:style-name="標準">1.Docker Network<text:s/>を作成する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標準">docker network create<text:s/><text:span text:style-name="T6">{network_name}</text:span></text:p>
          </table:table-cell>
        </table:table-row>
      </table:table>
      <text:p text:style-name="標準"/>
      <text:p text:style-name="標準">2.それぞれのコンテナのdocker-compose.yamlにDocker Networkを登録</text:p>
      <text:p text:style-name="標準">Postgres<text:s/>の<text:s/>docker-compose.yaml</text:p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# Use postgres/example user/password credentials</text:span></text:p>
            <text:p text:style-name="P13"><text:span text:style-name="T14">version</text:span><text:span text:style-name="T15">:<text:s/></text:span><text:span text:style-name="T16">'3.1'</text:span></text:p>
            <text:p text:style-name="P17"/>
            <text:p text:style-name="P18"><text:span text:style-name="T19">services</text:span><text:span text:style-name="T20">:</text:span></text:p>
            <text:p text:style-name="P21"><text:span text:style-name="T22"><text:s text:c="2"/></text:span><text:span text:style-name="T23">db</text:span><text:span text:style-name="T24">:</text:span></text:p>
            <text:p text:style-name="P25"><text:span text:style-name="T26"><text:s text:c="4"/></text:span><text:span text:style-name="T27">image</text:span><text:span text:style-name="T28">:<text:s/></text:span><text:span text:style-name="T29">postgres</text:span></text:p>
            <text:p text:style-name="P30"><text:span text:style-name="T31"><text:s text:c="4"/></text:span><text:span text:style-name="T32">restart</text:span><text:span text:style-name="T33">:<text:s/></text:span><text:span text:style-name="T34">always</text:span></text:p>
            <text:p text:style-name="P35"><text:span text:style-name="T36"><text:s text:c="4"/></text:span><text:span text:style-name="T37">environment</text:span><text:span text:style-name="T38">:</text:span></text:p>
            <text:p text:style-name="P39"><text:span text:style-name="T40"><text:s text:c="6"/></text:span><text:span text:style-name="T41">POSTGRES_USER</text:span><text:span text:style-name="T42">:<text:s/></text:span><text:span text:style-name="T43">postgres</text:span></text:p>
            <text:p text:style-name="P44"><text:span text:style-name="T45"><text:s text:c="6"/></text:span><text:span text:style-name="T46">POSTGRES_PASSWORD</text:span><text:span text:style-name="T47">:<text:s/></text:span><text:span text:style-name="T48">password@7979</text:span></text:p>
            <text:p text:style-name="P49"><text:span text:style-name="T50"><text:s text:c="6"/></text:span><text:span text:style-name="T51">POSTGRES_DB</text:span><text:span text:style-name="T52">:<text:s/></text:span><text:span text:style-name="T53">db</text:span></text:p>
            <text:p text:style-name="P54"><text:span text:style-name="T55"><text:s text:c="4"/></text:span><text:span text:style-name="T56">volumes</text:span><text:span text:style-name="T57">:</text:span></text:p>
            <text:p text:style-name="P58"><text:span text:style-name="T59"><text:s text:c="6"/>-<text:s/></text:span><text:span text:style-name="T60">./db_data:/var/lib/postgresql</text:span></text:p>
            <text:p text:style-name="P61"><text:span text:style-name="T62"><text:s text:c="4"/></text:span><text:span text:style-name="T63">ports</text:span><text:span text:style-name="T64">:</text:span></text:p>
            <text:p text:style-name="P65"><text:span text:style-name="T66"><text:s text:c="6"/>-<text:s/></text:span><text:span text:style-name="T67">"5433:5432"</text:span></text:p>
            <text:p text:style-name="P68"><text:span text:style-name="T69"><text:s text:c="4"/></text:span><text:span text:style-name="T70">networks</text:span><text:span text:style-name="T71">:</text:span></text:p>
            <text:p text:style-name="P72"><text:span text:style-name="T73"><text:s text:c="6"/>-<text:s/></text:span><text:span text:style-name="T74">{network_name}</text:span></text:p>
            <text:p text:style-name="P75"><text:span text:style-name="T76"><text:s text:c="4"/></text:span><text:span text:style-name="T77">privileged</text:span><text:span text:style-name="T78">:<text:s/></text:span><text:span text:style-name="T79">true</text:span></text:p>
            <text:p text:style-name="P80"><text:span text:style-name="T81"><text:s text:c="6"/></text:span></text:p>
            <text:p text:style-name="P82"><text:span text:style-name="T83">volumes</text:span><text:span text:style-name="T84">:</text:span></text:p>
            <text:p text:style-name="P85"><text:span text:style-name="T86"><text:s text:c="2"/></text:span><text:span text:style-name="T87">db_data</text:span><text:span text:style-name="T88">:</text:span></text:p>
            <text:p text:style-name="P89"/>
            <text:p text:style-name="P90"><text:span text:style-name="T91">networks</text:span><text:span text:style-name="T92">:</text:span></text:p>
            <text:p text:style-name="P93"><text:span text:style-name="T94"><text:s text:c="4"/></text:span><text:span text:style-name="T95">{network_name}</text:span><text:span text:style-name="T96">:</text:span></text:p>
            <text:p text:style-name="P97"><text:span text:style-name="T98"><text:s text:c="8"/></text:span><text:span text:style-name="T99">external</text:span><text:span text:style-name="T100">:<text:s/></text:span><text:span text:style-name="T101">true</text:span></text:p>
            <text:p text:style-name="標準"/>
          </table:table-cell>
        </table:table-row>
      </table:table>
      <text:p text:style-name="標準"/>
      <text:p text:style-name="標準">Node.js<text:s/>の<text:s/>docker-compose.yaml</text:p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<text:span text:style-name="T107">version</text:span><text:span text:style-name="T108">:<text:s/></text:span><text:span text:style-name="T109">'3'</text:span></text:p>
            <text:p text:style-name="P110"/>
            <text:p text:style-name="P111"><text:span text:style-name="T112">services</text:span><text:span text:style-name="T113">:</text:span></text:p>
            <text:p text:style-name="P114"><text:span text:style-name="T115"><text:s text:c="2"/></text:span><text:span text:style-name="T116">app</text:span><text:span text:style-name="T117">:</text:span></text:p>
            <text:p text:style-name="P118"><text:span text:style-name="T119"><text:s text:c="4"/></text:span><text:span text:style-name="T120">image</text:span><text:span text:style-name="T121">:<text:s/></text:span><text:span text:style-name="T122">node:latest</text:span><text:span text:style-name="T123"><text:s/></text:span><text:span text:style-name="T124"># バージョン指定も可能 ex. node:12.16.1</text:span></text:p>
            <text:p text:style-name="P125"><text:span text:style-name="T126"><text:s text:c="4"/></text:span><text:span text:style-name="T127">container_name</text:span><text:span text:style-name="T128">:<text:s/></text:span><text:span text:style-name="T129">node</text:span></text:p>
            <text:p text:style-name="P130"><text:span text:style-name="T131"><text:s text:c="4"/></text:span><text:span text:style-name="T132">tty</text:span><text:span text:style-name="T133">:<text:s/></text:span><text:span text:style-name="T134">true</text:span></text:p>
            <text:p text:style-name="P135"><text:span text:style-name="T136"><text:s text:c="4"/></text:span><text:span text:style-name="T137">volumes</text:span><text:span text:style-name="T138">:</text:span></text:p>
            <text:p text:style-name="P139"><text:span text:style-name="T140"><text:s text:c="6"/>-<text:s/></text:span><text:span text:style-name="T141">./src:/src</text:span></text:p>
            <text:p text:style-name="P142"><text:span text:style-name="T143"><text:s text:c="4"/></text:span><text:span text:style-name="T144">working_dir</text:span><text:span text:style-name="T145">:<text:s/></text:span><text:span text:style-name="T146">"/src"</text:span></text:p>
            <text:p text:style-name="P147"><text:span text:style-name="T148"><text:s text:c="4"/></text:span><text:span text:style-name="T149">networks</text:span><text:span text:style-name="T150">:</text:span></text:p>
            <text:p text:style-name="P151"><text:span text:style-name="T152"><text:s text:c="6"/>-<text:s/></text:span><text:span text:style-name="T153">{network_name}</text:span></text:p>
            <text:p text:style-name="P154"><text:span text:style-name="T155"><text:s text:c="4"/></text:span><text:span text:style-name="T156">privileged</text:span><text:span text:style-name="T157">:<text:s/></text:span><text:span text:style-name="T158">true</text:span></text:p>
            <text:p text:style-name="P159"><text:line-break/><text:span text:style-name="T160"><text:s text:c="4"/></text:span></text:p>
            <text:p text:style-name="P161"><text:span text:style-name="T162">networks</text:span><text:span text:style-name="T163">:</text:span></text:p>
            <text:p text:style-name="P164"><text:span text:style-name="T165"><text:s text:c="4"/></text:span><text:span text:style-name="T166">{network_name}</text:span><text:span text:style-name="T167">:</text:span></text:p>
            <text:p text:style-name="P168"><text:span text:style-name="T169"><text:s text:c="8"/></text:span><text:span text:style-name="T170">external</text:span><text:span text:style-name="T171">:<text:s/></text:span><text:span text:style-name="T172">true</text:span></text:p>
            <text:p text:style-name="標準"/>
          </table:table-cell>
        </table:table-row>
      </table:table>
      <text:p text:style-name="標準"/>
      <text:p text:style-name="標準"/>
      <text:p text:style-name="標準">3.それぞれのコンテナを起動する</text:p>
      <text:p text:style-name="標準"/>
      <text:p text:style-name="標準">4.Postgreのデータベースにアクセスできるか確認する</text:p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p text:style-name="標準">docker-compose exec db bash</text:p>
            <text:p text:style-name="標準">psql -U postgres -d db</text:p>
          </table:table-cell>
        </table:table-row>
      </table:table>
      <text:p text:style-name="標準"/>
      <text:p text:style-name="標準">テーブルを確認するときは<text:s/></text:p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p text:style-name="標準">\d testdb</text:p>
          </table:table-cell>
        </table:table-row>
      </table:table>
      <text:p text:style-name="標準"/>
      <text:p text:style-name="標準">5.Node.js<text:s/>にpgをインストール</text:p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標準">docker-compose run app npm install pg</text:p>
          </table:table-cell>
        </table:table-row>
      </table:table>
      <text:p text:style-name="標準"/>
      <text:p text:style-name="標準">6.Node.js<text:s/>からPostgreSQLに接続</text:p>
      <table:table table:style-name="Table185">
        <table:table-columns>
          <table:table-column table:style-name="TableColumn186"/>
        </table:table-columns>
        <table:table-row table:style-name="TableRow187">
          <table:table-cell table:style-name="TableCell188">
            <text:p text:style-name="P189"><text:span text:style-name="T190">const</text:span><text:span text:style-name="T191"><text:s/>{<text:s/></text:span><text:span text:style-name="T192">Client</text:span><text:span text:style-name="T193"><text:s/>} =<text:s/></text:span><text:span text:style-name="T194">require</text:span><text:span text:style-name="T195">(</text:span><text:span text:style-name="T196">'pg'</text:span><text:span text:style-name="T197">)</text:span></text:p>
            <text:p text:style-name="P198"><text:span text:style-name="T199">const</text:span><text:span text:style-name="T200"><text:s/></text:span><text:span text:style-name="T201">client</text:span><text:span text:style-name="T202"><text:s/>=<text:s/></text:span><text:span text:style-name="T203">new</text:span><text:span text:style-name="T204"><text:s/></text:span><text:span text:style-name="T205">Client</text:span><text:span text:style-name="T206"><text:s/>({</text:span></text:p>
            <text:p text:style-name="P207"><text:span text:style-name="T208"><text:s text:c="2"/></text:span><text:span text:style-name="T209">user:</text:span><text:span text:style-name="T210"><text:s/></text:span><text:span text:style-name="T211">"postgres"</text:span><text:span text:style-name="T212">,</text:span></text:p>
            <text:p text:style-name="P213"><text:span text:style-name="T214"><text:s text:c="2"/></text:span><text:span text:style-name="T215">password:</text:span><text:span text:style-name="T216"><text:s/></text:span><text:span text:style-name="T217">"password@7979"</text:span><text:span text:style-name="T218">,</text:span></text:p>
            <text:p text:style-name="P219"><text:span text:style-name="T220"><text:s text:c="2"/></text:span><text:span text:style-name="T221">host:</text:span><text:span text:style-name="T222"><text:s/></text:span><text:span text:style-name="T223">"{Docker network inspect {network_name} で表示されるposgreのipアドレス}"</text:span><text:span text:style-name="T224">,</text:span></text:p>
            <text:p text:style-name="P225"><text:span text:style-name="T226"><text:s text:c="2"/></text:span><text:span text:style-name="T227">port:</text:span><text:span text:style-name="T228"><text:s/></text:span><text:span text:style-name="T229">"5432"</text:span><text:span text:style-name="T230">,</text:span></text:p>
            <text:p text:style-name="P231"><text:span text:style-name="T232"><text:s text:c="2"/></text:span><text:span text:style-name="T233">database:</text:span><text:span text:style-name="T234"><text:s/></text:span><text:span text:style-name="T235">"db"</text:span></text:p>
            <text:p text:style-name="P236"><text:span text:style-name="T237">})</text:span></text:p>
            <text:p text:style-name="P238"><text:line-break/></text:p>
            <text:p text:style-name="P239"><text:span text:style-name="T240">client</text:span><text:span text:style-name="T241">.</text:span><text:span text:style-name="T242">connect</text:span><text:span text:style-name="T243">()</text:span></text:p>
            <text:p text:style-name="P244"><text:span text:style-name="T245">.</text:span><text:span text:style-name="T246">then</text:span><text:span text:style-name="T247">(()<text:s/></text:span><text:span text:style-name="T248">=&gt;</text:span><text:span text:style-name="T249"><text:s/></text:span><text:span text:style-name="T250">console</text:span><text:span text:style-name="T251">.</text:span><text:span text:style-name="T252">log</text:span><text:span text:style-name="T253">(</text:span><text:span text:style-name="T254">"Connected successfuly"</text:span><text:span text:style-name="T255">))</text:span></text:p>
            <text:p text:style-name="P256"><text:span text:style-name="T257">.</text:span><text:span text:style-name="T258">then</text:span><text:span text:style-name="T259">(()<text:s/></text:span><text:span text:style-name="T260">=&gt;</text:span><text:span text:style-name="T261"><text:s/></text:span><text:span text:style-name="T262">client</text:span><text:span text:style-name="T263">.</text:span><text:span text:style-name="T264">query</text:span><text:span text:style-name="T265">(</text:span><text:span text:style-name="T266">"select * from testdb"</text:span><text:span text:style-name="T267">))</text:span></text:p>
            <text:p text:style-name="P268"><text:span text:style-name="T269">.</text:span><text:span text:style-name="T270">then</text:span><text:span text:style-name="T271">(</text:span><text:span text:style-name="T272">results</text:span><text:span text:style-name="T273"><text:s/></text:span><text:span text:style-name="T274">=&gt;</text:span><text:span text:style-name="T275"><text:s/></text:span><text:span text:style-name="T276">console</text:span><text:span text:style-name="T277">.</text:span><text:span text:style-name="T278">table</text:span><text:span text:style-name="T279">(</text:span><text:span text:style-name="T280">results</text:span><text:span text:style-name="T281">.</text:span><text:span text:style-name="T282">rows</text:span><text:span text:style-name="T283">))</text:span></text:p>
            <text:p text:style-name="P284"><text:span text:style-name="T285">.</text:span><text:span text:style-name="T286">catch</text:span><text:span text:style-name="T287">((</text:span><text:span text:style-name="T288">e</text:span><text:span text:style-name="T289"><text:s/></text:span><text:span text:style-name="T290">=&gt;</text:span><text:span text:style-name="T291"><text:s/></text:span><text:span text:style-name="T292">console</text:span><text:span text:style-name="T293">.</text:span><text:span text:style-name="T294">log</text:span><text:span text:style-name="T295">(</text:span><text:span text:style-name="T296">e</text:span><text:span text:style-name="T297">)))</text:span></text:p>
            <text:p text:style-name="P298"><text:span text:style-name="T299">.</text:span><text:span text:style-name="T300">finally</text:span><text:span text:style-name="T301">((()<text:s/></text:span><text:span text:style-name="T302">=&gt;</text:span><text:span text:style-name="T303"><text:s/></text:span><text:span text:style-name="T304">client</text:span><text:span text:style-name="T305">.</text:span><text:span text:style-name="T306">end</text:span><text:span text:style-name="T307">()))</text:span></text:p>
            <text:p text:style-name="標準"/>
          </table:table-cell>
        </table:table-row>
      </table:table>
      <text:p text:style-name="標準"/>
      <text:p text:style-name="標準"/>
      <text:p text:style-name="標準"/>
      <text:p text:style-name="標準"/>
      <text:p text:style-name="標準"/>
      <text:p text:style-name="標準"/>
      <text:p text:style-name="標準"/>
      <text:p text:style-name="標準"/>
      <text:p text:style-name="標準"/>
      <text:p text:style-name="標準"/>
      <text:p text:style-name="標準"/>
      <text:p text:style-name="標準"/>
      <text:p text:style-name="標準">コマンド集</text:p>
      <table:table table:style-name="Table308">
        <table:table-columns>
          <table:table-column table:style-name="TableColumn309"/>
        </table:table-columns>
        <table:table-row table:style-name="TableRow310">
          <table:table-cell table:style-name="TableCell311">
            <text:p text:style-name="標準">docker network inspect<text:s/><text:span text:style-name="T312">{network_name}</text:span></text:p>
          </table:table-cell>
        </table:table-row>
      </table:table>
      <text:p text:style-name="標準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" svg:font-family="Century" style:font-family-generic="roman" style:font-pitch="variable" svg:panose-1="2 4 6 4 5 5 5 2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833in"/>
      <style:text-properties style:font-name="Century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小野 不由美</meta:initial-creator>
    <dc:creator>小野 不由美</dc:creator>
    <meta:creation-date>2020-10-31T13:08:00Z</meta:creation-date>
    <dc:date>2020-10-31T13:08:00Z</dc:date>
    <meta:template xlink:href="Normal.dotm" xlink:type="simple"/>
    <meta:editing-cycles>1</meta:editing-cycles>
    <meta:editing-duration>PT0S</meta:editing-duration>
    <meta:document-statistic meta:page-count="1" meta:paragraph-count="3" meta:word-count="250" meta:character-count="1676" meta:row-count="11" meta:non-whitespace-character-count="1429"/>
  </office:meta>
</office:document-meta>
</file>